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2b91" officeooo:paragraph-rsid="00022b91"/>
    </style:style>
    <style:style style:name="P2" style:family="paragraph" style:parent-style-name="Preformatted_20_Text">
      <style:text-properties officeooo:rsid="0005f72e" officeooo:paragraph-rsid="0005f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Использую winscp подключиться по протоколу scp к компьютеру позиционера. </text:p>
      <text:p text:style-name="P2"><text:tab/>Логин/Пароль: rfmeas/rfmeas </text:p>
      <text:p text:style-name="P2"/>
      <text:p text:style-name="P2">2. Переименовать папку ~/project/rfmeask в ~/project/rfmeaskold (бэкап).</text:p>
      <text:p text:style-name="P2">3. Скопировать новый rfmeask в ~/project/</text:p>
      <text:p text:style-name="P2"/>
      <text:p text:style-name="P2">4. Используя программу putty подключиться по протоколу ssh к компьютеру позиционера.</text:p>
      <text:p text:style-name="P2">5. Выполнить: cd ~/project/rfmeask (переход в дирректорий)</text:p>
      <text:p text:style-name="P2"/>
      <text:p text:style-name="P2">6. (Необязательно, но желательно) Выполнить локальную пересборку: </text:p>
      <text:p text:style-name="P2"><text:tab/>- Выполнить: make clean</text:p>
      <text:p text:style-name="P2"><text:tab/>- Выполнить: make </text:p>
      <text:p text:style-name="P2"/>
      <text:p text:style-name="P2">7. Убедиться в корректности работы:</text:p>
      <text:p text:style-name="P2"><text:tab/>- Выполнить: sudo killall rfmeas</text:p>
      <text:p text:style-name="P2"><text:tab/>- Выполнить: ./rfmeas</text:p>
      <text:p text:style-name="P2"/>
      <text:p text:style-name="P2">8. Отключится от изделия и перезагрузить его. </text:p>
      <text:p text:style-name="P2"><text:tab/>(Обращаю внимание, что на пульсаре, вроде-бы нажатие кнопки аварийного выключения не приводит к выключению компьютера и нужно отключать его методом перевтыкания кабеля. Вроде-бы, я точно не помню...)</text:p>
      <text:p text:style-name="P2"/>
      <text:p text:style-name="P2"/>
      <text:p text:style-name="P2"/>
      <text:p text:style-name="P2"/>
      <text:p text:style-name="P2"/>
      <text:p text:style-name="P2">10!!!</text:p>
      <text:p text:style-name="P2">Из старой версии взять файл settings.json и перенести в папку новой версии.</text:p>
      <text:p text:style-name="P2">Открыть файл settings.json</text:p>
      <text:p text:style-name="P2"><text:tab/>-Выполнить: nano settings.json</text:p>
      <text:p text:style-name="P2">и в опциях необходимой оси добавить поле</text:p>
      <text:p text:style-name="P2"><text:tab/>"reverse": 1</text:p>
      <text:p text:style-name="P2"/>
      <text:p text:style-name="P2">Пример:</text:p>
      <text:p text:style-name="P2"><text:tab/>"X": {</text:p>
      <text:p text:style-name="P2"><text:tab/><text:tab/>"type": "simple",</text:p>
      <text:p text:style-name="P2"><text:tab/><text:tab/>"servo": "MitsubishiServoX", </text:p>
      <text:p text:style-name="P2"><text:tab/></text:p>
      <text:p text:style-name="P2"><text:tab/><text:tab/>"unitRatio": 200000,</text:p>
      <text:p text:style-name="P2"><text:tab/><text:tab/>"defaultSpeed_rpm": 300,</text:p>
      <text:p text:style-name="P2"><text:tab/><text:tab/>"defaultAccel_ms": 4000,</text:p>
      <text:p text:style-name="P2"><text:tab/><text:tab/>"maxSpeed_rpm": 3000,</text:p>
      <text:p text:style-name="P2"><text:tab/><text:tab/>"minAccel_ms": 1000,</text:p>
      <text:p text:style-name="P2"><text:tab/><text:tab/>"backwardLimit": -145.5,</text:p>
      <text:p text:style-name="P2"><text:tab/><text:tab/>"forwardLimit": 145.5,</text:p>
      <text:p text:style-name="P2"><text:tab/><text:tab/>"impulsePerRotation": 4194304,</text:p>
      <text:p text:style-name="P2"><text:tab/><text:tab/>"encImpPerLoadImp" : 1,</text:p>
      <text:p text:style-name="P2"><text:tab/><text:tab/>"reverse": 1</text:p>
      <text:p text:style-name="P2"><text:tab/>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print-date>2017-08-18T11:43:59.563155029</meta:print-date>
    <dc:date>2017-08-18T12:56:50.972737539</dc:date>
    <meta:editing-duration>PT50M24S</meta:editing-duration>
    <meta:editing-cycles>2</meta:editing-cycles>
    <meta:document-statistic meta:table-count="0" meta:image-count="0" meta:object-count="0" meta:page-count="1" meta:paragraph-count="36" meta:word-count="161" meta:character-count="1303" meta:non-whitespace-character-count="1136"/>
  </office:meta>
</office:document-meta>
</file>